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51b8" officeooo:paragraph-rsid="000151b8"/>
    </style:style>
    <style:style style:name="P2" style:family="paragraph" style:parent-style-name="Standard">
      <style:text-properties officeooo:rsid="000151b8" officeooo:paragraph-rsid="000197b4"/>
    </style:style>
    <style:style style:name="P3" style:family="paragraph" style:parent-style-name="Standard">
      <style:text-properties officeooo:rsid="000151b8" officeooo:paragraph-rsid="0002a1c0"/>
    </style:style>
    <style:style style:name="P4" style:family="paragraph" style:parent-style-name="Standard">
      <style:text-properties fo:font-weight="bold" officeooo:rsid="0003831b" officeooo:paragraph-rsid="0003831b" style:font-weight-asian="bold" style:font-weight-complex="bold"/>
    </style:style>
    <style:style style:name="P5" style:family="paragraph" style:parent-style-name="Standard">
      <style:text-properties fo:font-size="15pt" style:text-underline-style="solid" style:text-underline-width="auto" style:text-underline-color="font-color" fo:font-weight="bold" officeooo:rsid="000151b8" officeooo:paragraph-rsid="000151b8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style:text-underline-style="solid" style:text-underline-width="auto" style:text-underline-color="font-color" fo:font-weight="bold" officeooo:rsid="0002a1c0" officeooo:paragraph-rsid="0002a1c0" style:font-size-asian="15pt" style:font-weight-asian="bold" style:font-size-complex="15pt" style:font-weight-complex="bold"/>
    </style:style>
    <style:style style:name="P7" style:family="paragraph" style:parent-style-name="Standard">
      <style:text-properties officeooo:rsid="0003831b" officeooo:paragraph-rsid="0003831b"/>
    </style:style>
    <style:style style:name="P8" style:family="paragraph" style:parent-style-name="Text_20_body">
      <style:text-properties fo:font-size="12pt" fo:font-weight="bold" officeooo:rsid="0003831b" officeooo:paragraph-rsid="0003831b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normal" officeooo:rsid="0006768b" officeooo:paragraph-rsid="000197b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6768b" officeooo:paragraph-rsid="000197b4" style:font-size-asian="10.5pt" style:font-weight-asian="normal" style:font-size-complex="12pt" style:font-weight-complex="normal"/>
    </style:style>
    <style:style style:name="P11" style:family="paragraph" style:parent-style-name="Standard">
      <style:text-properties officeooo:rsid="000197b4" officeooo:paragraph-rsid="0002a1c0"/>
    </style:style>
    <style:style style:name="P12" style:family="paragraph" style:parent-style-name="Standard">
      <style:text-properties officeooo:rsid="000197b4" officeooo:paragraph-rsid="000197b4"/>
    </style:style>
    <style:style style:name="P13" style:family="paragraph" style:parent-style-name="Standard">
      <style:text-properties fo:font-size="15pt" style:text-underline-style="solid" style:text-underline-width="auto" style:text-underline-color="font-color" fo:font-weight="bold" officeooo:rsid="000151b8" officeooo:paragraph-rsid="000151b8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 fo:font-size="24pt" style:text-underline-style="solid" style:text-underline-width="auto" style:text-underline-color="font-color" fo:font-weight="bold" officeooo:rsid="00045457" officeooo:paragraph-rsid="00045457" fo:background-color="#fff200" style:font-size-asian="24pt" style:font-weight-asian="bold" style:font-size-complex="24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0000" fo:font-size="24pt" style:text-underline-style="none" fo:font-weight="bold" officeooo:rsid="00045457" officeooo:paragraph-rsid="00045457" fo:background-color="#fff200" style:font-size-asian="24pt" style:font-weight-asian="bold" style:font-size-complex="24pt" style:font-weight-complex="bold"/>
    </style:style>
    <style:style style:name="P16" style:family="paragraph" style:parent-style-name="Standard">
      <style:text-properties officeooo:rsid="000151b8" officeooo:paragraph-rsid="00070821"/>
    </style:style>
    <style:style style:name="P17" style:family="paragraph" style:parent-style-name="Standard" style:list-style-name="L4">
      <style:text-properties officeooo:paragraph-rsid="00070821"/>
    </style:style>
    <style:style style:name="P18" style:family="paragraph" style:parent-style-name="Standard" style:list-style-name="L5">
      <style:text-properties officeooo:paragraph-rsid="00070821"/>
    </style:style>
    <style:style style:name="P19" style:family="paragraph" style:parent-style-name="Text_20_body" style:list-style-name="L2">
      <style:text-properties officeooo:rsid="0003831b" officeooo:paragraph-rsid="0003831b"/>
    </style:style>
    <style:style style:name="P20" style:family="paragraph" style:parent-style-name="Text_20_body" style:list-style-name="L3">
      <style:text-properties fo:font-size="12pt" fo:font-weight="normal" officeooo:rsid="0003831b" officeooo:paragraph-rsid="0003831b" style:font-size-asian="12pt" style:font-weight-asian="normal" style:font-size-complex="12pt" style:font-weight-complex="normal"/>
    </style:style>
    <style:style style:name="P21" style:family="paragraph" style:parent-style-name="Text_20_body" style:list-style-name="L10"/>
    <style:style style:name="P22" style:family="paragraph" style:parent-style-name="Text_20_body" style:list-style-name="L2">
      <style:paragraph-properties fo:margin-top="0in" fo:margin-bottom="0in" loext:contextual-spacing="false"/>
      <style:text-properties officeooo:paragraph-rsid="0003831b"/>
    </style:style>
    <style:style style:name="P23" style:family="paragraph" style:parent-style-name="Text_20_body" style:list-style-name="L3">
      <style:paragraph-properties fo:margin-top="0in" fo:margin-bottom="0in" loext:contextual-spacing="false"/>
      <style:text-properties fo:font-size="12pt" fo:font-weight="normal" officeooo:rsid="0003831b" officeooo:paragraph-rsid="0003a108" style:font-size-asian="12pt" style:font-weight-asian="normal" style:font-size-complex="12pt" style:font-weight-complex="normal"/>
    </style:style>
    <style:style style:name="P24" style:family="paragraph" style:parent-style-name="Text_20_body" style:list-style-name="L3">
      <style:paragraph-properties fo:margin-top="0in" fo:margin-bottom="0in" loext:contextual-spacing="false"/>
      <style:text-properties officeooo:paragraph-rsid="0003a108"/>
    </style:style>
    <style:style style:name="P25" style:family="paragraph" style:parent-style-name="Text_20_body">
      <style:paragraph-properties fo:margin-top="0in" fo:margin-bottom="0in" loext:contextual-spacing="false"/>
      <style:text-properties officeooo:paragraph-rsid="0003a108"/>
    </style:style>
    <style:style style:name="P26" style:family="paragraph" style:parent-style-name="Text_20_body">
      <style:paragraph-properties fo:margin-top="0in" fo:margin-bottom="0in" loext:contextual-spacing="false"/>
      <style:text-properties officeooo:paragraph-rsid="00070821"/>
    </style:style>
    <style:style style:name="P27" style:family="paragraph" style:parent-style-name="Text_20_body">
      <style:paragraph-properties fo:margin-top="0in" fo:margin-bottom="0in" loext:contextual-spacing="false"/>
      <style:text-properties officeooo:paragraph-rsid="00093de0"/>
    </style:style>
    <style:style style:name="P28" style:family="paragraph" style:parent-style-name="Text_20_body">
      <style:paragraph-properties fo:margin-top="0in" fo:margin-bottom="0in" loext:contextual-spacing="false" fo:text-align="start" style:justify-single-word="false"/>
      <style:text-properties officeooo:paragraph-rsid="00093de0"/>
    </style:style>
    <style:style style:name="P29" style:family="paragraph" style:parent-style-name="Text_20_body">
      <style:paragraph-properties fo:margin-top="0in" fo:margin-bottom="0in" loext:contextual-spacing="false" fo:text-align="start" style:justify-single-word="false"/>
      <style:text-properties officeooo:paragraph-rsid="000a6286"/>
    </style:style>
    <style:style style:name="P30" style:family="paragraph" style:parent-style-name="Text_20_body" style:list-style-name="L9">
      <style:paragraph-properties fo:margin-top="0in" fo:margin-bottom="0in" loext:contextual-spacing="false" fo:text-align="start" style:justify-single-word="false"/>
      <style:text-properties officeooo:paragraph-rsid="000a6286"/>
    </style:style>
    <style:style style:name="P31" style:family="paragraph" style:parent-style-name="Text_20_body" style:list-style-name="L11">
      <style:paragraph-properties fo:margin-top="0in" fo:margin-bottom="0in" loext:contextual-spacing="false" fo:text-align="start" style:justify-single-word="false"/>
      <style:text-properties officeooo:paragraph-rsid="000a6286"/>
    </style:style>
    <style:style style:name="P32" style:family="paragraph" style:parent-style-name="Text_20_body" style:list-style-name="L11">
      <style:paragraph-properties fo:margin-top="0in" fo:margin-bottom="0in" loext:contextual-spacing="false" fo:text-align="start" style:justify-single-word="false"/>
      <style:text-properties officeooo:paragraph-rsid="000b2c69"/>
    </style:style>
    <style:style style:name="P33" style:family="paragraph" style:parent-style-name="Text_20_body">
      <style:paragraph-properties fo:margin-top="0in" fo:margin-bottom="0in" loext:contextual-spacing="false" fo:text-align="start" style:justify-single-word="false"/>
      <style:text-properties officeooo:paragraph-rsid="000b2c69"/>
    </style:style>
    <style:style style:name="P34" style:family="paragraph" style:parent-style-name="Heading_20_1">
      <style:paragraph-properties fo:margin-top="0in" fo:margin-bottom="0in" loext:contextual-spacing="false"/>
      <style:text-properties officeooo:paragraph-rsid="00070821"/>
    </style:style>
    <style:style style:name="P35" style:family="paragraph" style:parent-style-name="Heading_20_1">
      <style:paragraph-properties fo:margin-top="0in" fo:margin-bottom="0in" loext:contextual-spacing="false"/>
      <style:text-properties fo:font-size="15pt" style:text-underline-style="solid" style:text-underline-width="auto" style:text-underline-color="font-color" fo:font-weight="bold" officeooo:paragraph-rsid="00070821" style:font-size-asian="15pt" style:font-weight-asian="bold" style:font-size-complex="15pt" style:font-weight-complex="bold"/>
    </style:style>
    <style:style style:name="T1" style:family="text">
      <style:text-properties fo:font-size="12pt" fo:font-weight="normal" officeooo:rsid="0002a1c0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03a108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06768b" style:font-size-asian="10.5pt" style:font-weight-asian="normal" style:font-size-complex="12pt" style:font-weight-complex="normal"/>
    </style:style>
    <style:style style:name="T4" style:family="text">
      <style:text-properties fo:font-size="12pt" fo:background-color="transparent" loext:char-shading-value="0" style:font-size-asian="12pt" style:font-size-complex="12pt"/>
    </style:style>
    <style:style style:name="T5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fo:font-size="12pt" style:text-underline-style="none" style:font-size-asian="12pt" style:font-size-complex="12pt"/>
    </style:style>
    <style:style style:name="T7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8" style:family="text">
      <style:text-properties fo:font-size="12pt" style:text-underline-style="none" fo:font-weight="bold" officeooo:rsid="00093de0" style:font-size-asian="12pt" style:font-weight-asian="bold" style:font-size-complex="12pt" style:font-weight-complex="bold"/>
    </style:style>
    <style:style style:name="T9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fo:font-size="12pt" fo:font-style="normal" style:text-underline-style="none" fo:font-weight="bold" officeooo:rsid="00093de0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font-size="12pt" fo:font-style="normal" style:text-underline-style="none" fo:font-weight="bold" officeooo:rsid="000a6286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font-size="12pt" fo:font-style="normal" style:text-underline-style="none" officeooo:rsid="000a6286" style:font-size-asian="12pt" style:font-style-asian="normal" style:font-size-complex="12pt" style:font-style-complex="normal"/>
    </style:style>
    <style:style style:name="T13" style:family="text">
      <style:text-properties fo:font-size="12pt" fo:font-style="normal" style:text-underline-style="none" fo:font-weight="normal" officeooo:rsid="000a6286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font-style="normal" style:text-underline-style="none" fo:font-weight="normal" officeooo:rsid="000b2c69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2pt" fo:font-style="normal" fo:font-weight="bold" officeooo:rsid="000a6286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font-size="12pt" fo:font-style="normal" style:text-underline-style="solid" style:text-underline-width="auto" style:text-underline-color="font-color" fo:font-weight="bold" officeooo:rsid="000a6286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font-size="12pt" fo:font-style="normal" officeooo:rsid="000a6286" style:font-size-asian="12pt" style:font-style-asian="normal" style:font-size-complex="12pt" style:font-style-complex="normal"/>
    </style:style>
    <style:style style:name="T18" style:family="text">
      <style:text-properties officeooo:rsid="000197b4"/>
    </style:style>
    <style:style style:name="T19" style:family="text">
      <style:text-properties fo:font-weight="bold"/>
    </style:style>
    <style:style style:name="T20" style:family="text">
      <style:text-properties fo:font-weight="bold" officeooo:rsid="000197b4" style:font-weight-asian="bold" style:font-weight-complex="bold"/>
    </style:style>
    <style:style style:name="T21" style:family="text">
      <style:text-properties officeooo:rsid="0003831b"/>
    </style:style>
    <style:style style:name="T22" style:family="text">
      <style:text-properties officeooo:rsid="0003a108"/>
    </style:style>
    <style:style style:name="T23" style:family="text">
      <style:text-properties officeooo:rsid="0004e308"/>
    </style:style>
    <style:style style:name="T24" style:family="text">
      <style:text-properties officeooo:rsid="000151b8"/>
    </style:style>
    <style:style style:name="T25" style:family="text">
      <style:text-properties fo:font-size="15pt" style:text-underline-style="solid" style:text-underline-width="auto" style:text-underline-color="font-color" fo:font-weight="bold" officeooo:rsid="0003a108" style:font-size-asian="15pt" style:font-weight-asian="bold" style:font-size-complex="15pt" style:font-weight-complex="bold"/>
    </style:style>
    <text:list-style style:name="L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Microservice Architecture</text:p>
      <text:p text:style-name="P15"><text:span text:style-name="T4"><text:tab/><text:tab/><text:tab/><text:tab/>(Mohsin Muhammad Ali)</text:span></text:p>
      <text:p text:style-name="P5"/>
      <text:p text:style-name="P5">Introduction:</text:p>
      <text:p text:style-name="P10"/>
      <text:list xml:id="list1778387969" text:style-name="L1">
        <text:list-header>
          <text:p text:style-name="P9"><text:span text:style-name="T23">This article is related to architecture. Two types of architecture are there that is monolithic architecture <text:s/>and microservice architecture. </text:span>Monolithic application has single code base with multiple modules <text:span text:style-name="T18">where as </text:span><text:s/><text:span text:style-name="T18">m</text:span>icroservice architecture is an approach of building large enterprise application with multiple small unit called service, each service develop, deploy and test individually.</text:p>
        </text:list-header>
      </text:list>
      <text:p text:style-name="P1"/>
      <text:p text:style-name="P5">Background</text:p>
      <text:p text:style-name="P2"><text:tab/></text:p>
      <text:p text:style-name="P11"><text:tab/>In 1972 , Davis Parnas introduced concept of modularity and information hiding in <text:tab/>softwares .Modularity is used to reduced complexities of software application</text:p>
      <text:p text:style-name="P12"><text:tab/></text:p>
      <text:p text:style-name="P2"><text:tab/><text:span text:style-name="T20">What is modularization?</text:span></text:p>
      <text:p text:style-name="P2"><text:tab/> </text:p>
      <text:p text:style-name="P2"><text:tab/>Is the process of dividing a <text:span text:style-name="T19">software</text:span> system into multiple independent modules <text:tab/><text:tab/><text:tab/>where each module works independently.</text:p>
      <text:p text:style-name="P2"/>
      <text:p text:style-name="P6">Summary of Monolithic Architecture</text:p>
      <text:p text:style-name="P3"><text:tab/><text:tab/></text:p>
      <text:list xml:id="list3966720266" text:style-name="L5">
        <text:list-item>
          <text:p text:style-name="P18"><text:span text:style-name="T24">Monolith means composed all in one piece. The </text:span><text:span text:style-name="Strong_20_Emphasis"><text:span text:style-name="T24">Monolithic</text:span></text:span><text:span text:style-name="T24"> application describes a single-tiered </text:span><text:span text:style-name="Strong_20_Emphasis"><text:span text:style-name="T24">software</text:span></text:span><text:span text:style-name="T24"> application in which different components combined into a single program from a single platform.Despite having different components/modules/services, the application is built and deployed as one Application for all platforms. </text:span></text:p>
        </text:list-item>
      </text:list>
      <text:p text:style-name="P16"><text:span text:style-name="T3"/></text:p>
      <text:list xml:id="list1943927974" text:style-name="L4">
        <text:list-item>
          <text:p text:style-name="P17"><text:span text:style-name="T3">Sometime it also called multi-tier architecture because monolithic applications are divided in three or more layers or tire i.e. presentation, business, database, application, etc.</text:span></text:p>
        </text:list-item>
      </text:list>
      <text:p text:style-name="P4">Benefits:</text:p>
      <text:p text:style-name="P7"/>
      <text:list xml:id="list1747721199" text:style-name="L2">
        <text:list-item>
          <text:p text:style-name="P22">Simple to develop,<text:span text:style-name="T21">test and deploy</text:span>.<text:bookmark text:name="d8ce"/></text:p>
        </text:list-item>
        <text:list-item>
          <text:p text:style-name="P19"><text:bookmark text:name="e95d"/>Simple to scale horizontally.</text:p>
        </text:list-item>
      </text:list>
      <text:p text:style-name="P8">Drawbacks:</text:p>
      <text:list xml:id="list1502905600" text:style-name="L3">
        <text:list-item>
          <text:p text:style-name="P20">Monolithic applications has a barrier to adopting new technologies. Since changes in frameworks or languages will affect an entire application <text:s/><text:span text:style-name="T22">(because every thing is tightly coupled and depend on each other) </text:span>it is extremely expensive in both time and cost.</text:p>
        </text:list-item>
        <text:list-item>
          <text:p text:style-name="P23">You must redeploy the entire application on each update.</text:p>
        </text:list-item>
        <text:list-item>
          <text:p text:style-name="P23"><text:bookmark text:name="8b09"/>The size of the application can slow down the start-up time <text:span text:style-name="T22">(because of large code which slow down IDE)</text:span>.</text:p>
        </text:list-item>
        <text:list-item>
          <text:p text:style-name="P24"><text:span text:style-name="T1">Large monolithic code base makes complicated to understand, especially for new developer </text:span><text:span text:style-name="T2"><text:s/></text:span></text:p>
        </text:list-item>
      </text:list>
      <text:p text:style-name="P25"><text:span text:style-name="T2"/></text:p>
      <text:p text:style-name="P25"><text:span text:style-name="T2"/></text:p>
      <text:h text:style-name="P35" text:outline-level="1"><text:soft-page-break/></text:h>
      <text:h text:style-name="P34" text:outline-level="1"><text:span text:style-name="T25">Microservice Architecture</text:span></text:h>
      <text:h text:style-name="P34" text:outline-level="1"><text:span text:style-name="Strong_20_Emphasis"><text:span text:style-name="T25"/></text:span></text:h>
      <text:p text:style-name="P26"><text:span text:style-name="T5">While a monolithic application is a single unified unit, a </text:span><text:span text:style-name="Strong_20_Emphasis"><text:span text:style-name="T6">microservices architecture</text:span></text:span><text:span text:style-name="T5"> breaks it down into a collection of smaller independent units. These units carry out every application process as a separate service. So all the services have their own logic and the database as well as perform the specific functions.</text:span></text:p>
      <text:p text:style-name="P26"><text:span text:style-name="T5"/></text:p>
      <text:p text:style-name="P27"><text:span text:style-name="Emphasis"><text:span text:style-name="T5">In short</text:span></text:span></text:p>
      <text:p text:style-name="P28"><text:span text:style-name="Emphasis"><text:span text:style-name="T7"><text:s/>“</text:span></text:span><text:span text:style-name="Emphasis"><text:span text:style-name="T8">T</text:span></text:span><text:span text:style-name="Emphasis"><text:span text:style-name="T7">he microservice architectural style is an approach to developing a single application as a suite <text:s/></text:span></text:span></text:p>
      <text:p text:style-name="P28"><text:span text:style-name="Emphasis"><text:span text:style-name="T7"><text:s text:c="3"/>of small services, each running in its own process and communicating with lightweight <text:s text:c="3"/></text:span></text:span></text:p>
      <text:p text:style-name="P28"><text:span text:style-name="Emphasis"><text:span text:style-name="T7"><text:s text:c="2"/>mechanisms, often an HTTP resource API.”<text:tab/><text:tab/><text:tab/></text:span></text:span></text:p>
      <text:p text:style-name="P28"><text:span text:style-name="Emphasis"><text:span text:style-name="T9"><text:tab/><text:tab/><text:tab/><text:tab/><text:tab/><text:tab/><text:tab/><text:tab/></text:span></text:span><text:span text:style-name="Emphasis"><text:span text:style-name="T10">(</text:span></text:span><text:span text:style-name="Emphasis"><text:span text:style-name="T9">Martin Fowler</text:span></text:span><text:span text:style-name="Emphasis"><text:span text:style-name="T10">)</text:span></text:span></text:p>
      <text:p text:style-name="P28"><text:span text:style-name="Emphasis"><text:span text:style-name="T10"/></text:span></text:p>
      <text:p text:style-name="P29"><text:span text:style-name="Emphasis"><text:span text:style-name="T16">Benefits:</text:span></text:span></text:p>
      <text:p text:style-name="P29"><text:span text:style-name="Emphasis"><text:span text:style-name="T11"/></text:span></text:p>
      <text:list xml:id="list2397791002" text:style-name="L9">
        <text:list-item>
          <text:p text:style-name="P30"><text:span text:style-name="Emphasis"><text:span text:style-name="T13">Microservice is loosely coupled, means services are independent, in terms of development and deployment both. </text:span></text:span></text:p>
          <text:p text:style-name="P30"><text:span text:style-name="Emphasis"><text:span text:style-name="T13"/></text:span></text:p>
        </text:list-item>
        <text:list-item>
          <text:p text:style-name="P30"><text:span text:style-name="Emphasis"><text:span text:style-name="T13"><text:s/>Due to loosely coupled bug in one microservice has an impact only on a particular service and does not influence the entire application</text:span></text:span></text:p>
          <text:p text:style-name="P30"><text:span text:style-name="Emphasis"><text:span text:style-name="T13"/></text:span></text:p>
        </text:list-item>
        <text:list-item>
          <text:p text:style-name="P30"><text:span text:style-name="Strong_20_Emphasis"><text:span text:style-name="T12">Easier understanding. </text:span></text:span><text:span text:style-name="Emphasis"><text:span text:style-name="T13">Split up into smaller and simpler components, a microservice application is easier to understand and manage. You just concentrate on a specific service that is related to a business goal you have. </text:span></text:span></text:p>
          <text:p text:style-name="P30"><text:span text:style-name="Emphasis"><text:span text:style-name="T13"/></text:span></text:p>
        </text:list-item>
      </text:list>
      <text:list xml:id="list29599222" text:style-name="L10">
        <text:list-item>
          <text:p text:style-name="P21"><text:span text:style-name="Strong_20_Emphasis">Better scalability. </text:span>Another advantage of the microservices approach is that each element can be scaled independently. So the entire process is more cost- and time-effective than with monoliths when the whole application has to be scaled even if there is no need in it. In addition.</text:p>
        </text:list-item>
        <text:list-item>
          <text:p text:style-name="P21"><text:span text:style-name="Strong_20_Emphasis">Flexibility in choosing the technology.</text:span> The engineering teams are not limited by the technology chosen from the start. They are free to apply various technologies and frameworks for each microservice.</text:p>
        </text:list-item>
      </text:list>
      <text:p text:style-name="P29"><text:span text:style-name="Emphasis"><text:span text:style-name="T13"/></text:span></text:p>
      <text:p text:style-name="P29"><text:span text:style-name="Emphasis"><text:span text:style-name="T16">Drawbacks:</text:span></text:span></text:p>
      <text:p text:style-name="P29"><text:span text:style-name="Emphasis"><text:span text:style-name="T16"/></text:span></text:p>
      <text:list xml:id="list3717018183" text:style-name="L11">
        <text:list-item>
          <text:p text:style-name="P31"><text:span text:style-name="Emphasis"><text:span text:style-name="T13">Since a microservices architecture is a distributed system, you have to choose and set up the connections between all the modules and databases.</text:span></text:span></text:p>
        </text:list-item>
      </text:list>
      <text:p text:style-name="P33"><text:span text:style-name="Emphasis"><text:span text:style-name="T13"/></text:span></text:p>
      <text:list xml:id="list165237182975093" text:continue-numbering="true" text:style-name="L11">
        <text:list-item>
          <text:p text:style-name="P32"><text:span text:style-name="Emphasis"><text:span text:style-name="T13">Deploying a microservices-based application is also more complex </text:span></text:span><text:span text:style-name="Emphasis"><text:span text:style-name="T14">because </text:span></text:span><text:span text:style-name="Emphasis"><text:span text:style-name="T13">microservice application typically consists of a large number of services. Each service will have multiple runtime instances. And each instance need to be configured, deployed, scaled, and monitored.</text:span></text:span></text:p>
        </text:list-item>
        <text:list-item>
          <text:p text:style-name="P32"><text:span text:style-name="Emphasis"><text:span text:style-name="T13"/></text:span></text:p>
        </text:list-item>
      </text:list>
      <text:p text:style-name="P29"><text:soft-page-break/><text:span text:style-name="Emphasis"><text:span text:style-name="T1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22:39:37.456619179</meta:creation-date>
    <dc:date>2020-04-07T16:52:35.998414815</dc:date>
    <meta:editing-duration>PT1H2M13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3" meta:paragraph-count="43" meta:word-count="586" meta:character-count="3925" meta:non-whitespace-character-count="3345"/>
  </office:meta>
</office:document-meta>
</file>